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Expulsions" style:family="table">
      <style:table-properties style:width="6.6931in" table:align="margins" style:may-break-between-rows="true"/>
    </style:style>
    <style:style style:name="Expulsions.A" style:family="table-column">
      <style:table-column-properties style:column-width="1.0299in" style:rel-column-width="10083*"/>
    </style:style>
    <style:style style:name="Expulsions.B" style:family="table-column">
      <style:table-column-properties style:column-width="1.3431in" style:rel-column-width="13150*"/>
    </style:style>
    <style:style style:name="Expulsions.C" style:family="table-column">
      <style:table-column-properties style:column-width="1.4694in" style:rel-column-width="14388*"/>
    </style:style>
    <style:style style:name="Expulsions.D" style:family="table-column">
      <style:table-column-properties style:column-width="2.8507in" style:rel-column-width="27914*"/>
    </style:style>
    <style:style style:name="Expulsions.1" style:family="table-row">
      <style:table-row-properties fo:keep-together="always"/>
    </style:style>
    <style:style style:name="Expulsions.A1" style:family="table-cell">
      <style:table-cell-properties fo:padding="0.0382in" fo:border="0.05pt solid #000000"/>
    </style:style>
    <style:style style:name="Expulsions.A2" style:family="table-cell">
      <style:table-cell-properties fo:padding="0.0382in" fo:border-left="0.05pt solid #000000" fo:border-right="none" fo:border-top="none" fo:border-bottom="0.05pt solid #000000"/>
    </style:style>
    <style:style style:name="Expulsion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31in" table:align="margins" style:may-break-between-rows="true"/>
    </style:style>
    <style:style style:name="Taula2.A" style:family="table-column">
      <style:table-column-properties style:column-width="1.0299in" style:rel-column-width="10083*"/>
    </style:style>
    <style:style style:name="Taula2.B" style:family="table-column">
      <style:table-column-properties style:column-width="1.3431in" style:rel-column-width="13150*"/>
    </style:style>
    <style:style style:name="Taula2.C" style:family="table-column">
      <style:table-column-properties style:column-width="1.4694in" style:rel-column-width="14388*"/>
    </style:style>
    <style:style style:name="Taula2.D" style:family="table-column">
      <style:table-column-properties style:column-width="2.8507in" style:rel-column-width="27914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382in" fo:border-left="none" fo:border-right="none" fo:border-top="none" fo:border-bottom="0.05pt solid #000000"/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fo:color="#000000" style:font-name="DejaVu Serif" fo:font-size="12pt" style:font-size-asian="12pt" style:font-size-complex="12pt"/>
    </style:style>
    <style:style style:name="P3" style:family="paragraph" style:parent-style-name="Table_20_Contents">
      <style:text-properties fo:color="#000000" style:font-name="DejaVu Serif" fo:font-size="11pt" style:font-size-asian="11pt" style:font-size-complex="11pt"/>
    </style:style>
    <style:style style:name="P4" style:family="paragraph" style:parent-style-name="Standard">
      <style:paragraph-properties fo:line-height="0.2083in" fo:text-align="justify" style:justify-single-word="false"/>
      <style:text-properties fo:font-size="11pt" style:font-size-asian="11pt"/>
    </style:style>
    <style:style style:name="P5" style:family="paragraph" style:parent-style-name="Standard">
      <style:text-properties fo:color="#000000" style:font-name="DejaVu Serif"/>
    </style:style>
    <style:style style:name="P6" style:family="paragraph" style:parent-style-name="Standard">
      <style:text-properties fo:color="#000000" style:font-name="DejaVu Serif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erif" fo:font-size="12pt" style:font-size-asian="12pt" style:font-size-complex="12pt"/>
    </style:style>
    <style:style style:name="P8" style:family="paragraph" style:parent-style-name="Standard"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Footnote">
      <style:text-properties fo:font-size="10pt" style:font-size-asian="10pt"/>
    </style:style>
    <style:style style:name="P11" style:family="paragraph" style:parent-style-name="Footnote">
      <style:paragraph-properties fo:line-height="0.2083in" fo:text-align="justify" style:justify-single-word="false"/>
      <style:text-properties fo:font-size="10pt" style:font-size-asian="10pt"/>
    </style:style>
    <style:style style:name="P12" style:family="paragraph" style:parent-style-name="Footnote">
      <style:paragraph-properties fo:text-align="end" style:justify-single-word="false"/>
    </style:style>
    <style:style style:name="P13" style:family="paragraph" style:parent-style-name="Footnote">
      <style:text-properties fo:color="#000000" style:font-name="DejaVu Serif" fo:font-size="12pt" style:font-size-asian="12pt" style:font-size-complex="12pt"/>
    </style:style>
    <style:style style:name="P14" style:family="paragraph" style:parent-style-name="Standard">
      <style:paragraph-properties fo:break-before="page"/>
      <style:text-properties fo:color="#000000" style:font-name="Times New Roman" fo:font-size="12pt" style:font-size-asian="12pt" style:font-size-complex="12pt"/>
    </style:style>
    <style:style style:name="P15" style:family="paragraph" style:parent-style-name="Standard">
      <style:paragraph-properties fo:line-height="0.2083in" fo:text-align="justify" style:justify-single-word="false"/>
    </style:style>
    <style:style style:name="P16" style:family="paragraph" style:parent-style-name="Footnote">
      <style:text-properties fo:font-size="11pt" style:font-size-asian="11pt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/>
    </style:style>
    <style:style style:name="T2" style:family="text">
      <style:text-properties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44812208" text:id="ct44812208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44813824" text:id="ct44813824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44814768" text:id="ct44814768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44814048" text:id="ct44814048">
          <text:insertion>
            <office:change-info>
              <dc:creator>usuari </dc:creator>
              <dc:date>2011-12-09T10:25:00</dc:date>
            </office:change-info>
          </text:insertion>
        </text:changed-region>
        <text:changed-region xml:id="ct44815840" text:id="ct44815840">
          <text:insertion>
            <office:change-info>
              <dc:creator>usuari </dc:creator>
              <dc:date>2011-12-09T10:26:00</dc:date>
            </office:change-info>
          </text:insertion>
        </text:changed-region>
        <text:changed-region xml:id="ct44822224" text:id="ct44822224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44887984" text:id="ct44887984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44824640" text:id="ct44824640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44042848" text:id="ct44042848">
          <text:insertion>
            <office:change-info>
              <dc:creator>usuari </dc:creator>
              <dc:date>2011-12-09T10:27:00</dc:date>
            </office:change-info>
          </text:insertion>
        </text:changed-region>
        <text:changed-region xml:id="ct44923056" text:id="ct44923056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44930048" text:id="ct44930048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44920224" text:id="ct44920224">
          <text:insertion>
            <office:change-info>
              <dc:creator>usuari </dc:creator>
              <dc:date>2011-12-09T10:29:00</dc:date>
            </office:change-info>
          </text:insertion>
        </text:changed-region>
        <text:changed-region xml:id="ct44970832" text:id="ct44970832">
          <text:insertion>
            <office:change-info>
              <dc:creator>usuari </dc:creator>
              <dc:date>2011-12-09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ootnote"><text:a xlink:type="simple" xlink:href="mailto:b7005649@xtec.cat"><text:span text:style-name="T1"/></text:a></text:p>
      <text:p text:style-name="P13"/>
      <text:p text:style-name="P7">Benvolguts/des,</text:p>
      <text:p text:style-name="P7"/>
      <text:p text:style-name="P7"/>
      <text:p text:style-name="P7"/>
      <text:p text:style-name="P9"/>
      <text:p text:style-name="P9"/>
      <text:p text:style-name="P9">Ens adrecem a vostès per comunicar-los que el/la <text:s/>seu/va fill/a <text:change-start text:change-id="ct44812208"/><text:span text:style-name="T2">report.</text:span>nom_alumne<text:change-end text:change-id="ct44812208"/> serà expulsat/da del centre per acumulació de conductes contràries a les normes de convivència els dies <text:change-start text:change-id="ct44813824"/><text:span text:style-name="T2">report.</text:span>dies_expulsio<text:change-end text:change-id="ct44813824"/> tal com preveu el reglament de règim intern del Centre.</text:p>
      <text:p text:style-name="P9"/>
      <text:p text:style-name="P9">Esperem, pel bé del/de la seu/va fill/a, que amb la vostra implicació <text:s/>blah blah.</text:p>
      <text:p text:style-name="P9"/>
      <text:p text:style-name="P9"><text:change-start text:change-id="ct44814768"/><text:span text:style-name="T2">report.</text:span>motiu_expulsio<text:change-end text:change-id="ct44814768"/></text:p>
      <text:p text:style-name="P9"/>
      <text:p text:style-name="P9">Restem a la seva disposició.</text:p>
      <text:p text:style-name="P9"/>
      <text:p text:style-name="P9"/>
      <text:p text:style-name="P9">Atentament,</text:p>
      <text:p text:style-name="P9"/>
      <text:p text:style-name="P8"/>
      <text:p text:style-name="P8"/>
      <text:p text:style-name="P8"/>
      <text:p text:style-name="P8"/>
      <text:p text:style-name="P8"/>
      <text:p text:style-name="P8"><text:change-start text:change-id="ct44814048"/><text:span text:style-name="T2">report.</text:span>signat_per<text:change-end text:change-id="ct44814048"/></text:p>
      <text:p text:style-name="P8">[ Nom del Centre ]</text:p>
      <text:p text:style-name="P8"/>
      <text:p text:style-name="P8"/>
      <text:p text:style-name="P8">[ Localitat ], <text:change-start text:change-id="ct44815840"/><text:span text:style-name="T2">report.</text:span>data_signatura<text:change-end text:change-id="ct44815840"/></text:p>
      <text:p text:style-name="P8"/>
      <text:p text:style-name="P8"/>
      <text:p text:style-name="P14"/>
      <text:p text:style-name="P6">Relació d'expulsions i incidències que han provocat aquesta expulsió del centre:</text:p>
      <text:p text:style-name="P6"/>
      <table:table table:name="Expulsions" table:style-name="Expulsions">
        <table:table-column table:style-name="Expulsions.A"/>
        <table:table-column table:style-name="Expulsions.B"/>
        <table:table-column table:style-name="Expulsions.C"/>
        <table:table-column table:style-name="Expulsions.D"/>
        <table:table-header-rows>
          <table:table-row table:style-name="Expulsions.1">
            <table:table-cell table:style-name="Expulsions.A1" table:number-columns-spanned="4" office:value-type="string">
              <text:p text:style-name="P2"><office:annotation><dc:creator>usuari </dc:creator><dc:date>2011-12-09T10:22:56</dc:date><text:p text:style-name="P17"><text:span text:style-name="T3">do table if report.expulsions</text:span></text:p></office:annotation>Expulsions</text:p>
            </table:table-cell>
            <table:covered-table-cell/>
            <table:covered-table-cell/>
            <table:covered-table-cell/>
          </table:table-row>
          <table:table-row table:style-name="Expulsions.1">
            <table:table-cell table:style-name="Expulsions.A2" office:value-type="string">
              <text:p text:style-name="P2">Data</text:p>
            </table:table-cell>
            <table:table-cell table:style-name="Expulsions.A2" office:value-type="string">
              <text:p text:style-name="P2">Professor</text:p>
            </table:table-cell>
            <table:table-cell table:style-name="Expulsions.A2" office:value-type="string">
              <text:p text:style-name="P2">Comunicació</text:p>
            </table:table-cell>
            <table:table-cell table:style-name="Expulsions.D2" office:value-type="string">
              <text:p text:style-name="P2">Motiu</text:p>
            </table:table-cell>
          </table:table-row>
        </table:table-header-rows>
        <table:table-row table:style-name="Expulsions.1">
          <table:table-cell table:style-name="Expulsions.A2" office:value-type="string">
            <text:p text:style-name="P3"><text:change-start text:change-id="ct44822224"/>r.dia<text:change-end text:change-id="ct44822224"/><office:annotation><dc:creator>usuari </dc:creator><dc:date>2011-12-09T10:21:54</dc:date><text:p text:style-name="P17"><text:span text:style-name="T3">do row for r in report.expulsions</text:span></text:p></office:annotation></text:p>
          </table:table-cell>
          <table:table-cell table:style-name="Expulsions.A2" office:value-type="string">
            <text:p text:style-name="P3"><text:change-start text:change-id="ct44887984"/>r.professor<text:change-end text:change-id="ct44887984"/></text:p>
          </table:table-cell>
          <table:table-cell table:style-name="Expulsions.A2" office:value-type="string">
            <text:p text:style-name="P3"><text:change-start text:change-id="ct44824640"/>r.comunicacio<text:change-end text:change-id="ct44824640"/></text:p>
          </table:table-cell>
          <table:table-cell table:style-name="Expulsions.D2" office:value-type="string">
            <text:p text:style-name="P3"><text:change-start text:change-id="ct44042848"/>r.motiu<text:change-end text:change-id="ct44042848"/></text:p>
          </table:table-cell>
        </table:table-row>
      </table:table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header-rows>
          <table:table-row table:style-name="Taula2.1">
            <table:table-cell table:style-name="Taula2.A1" table:number-columns-spanned="4" office:value-type="string">
              <text:p text:style-name="P2"><office:annotation><dc:creator>usuari </dc:creator><dc:date>2012-05-07T15:51:13</dc:date><text:p text:style-name="P17"><text:span text:style-name="T3">do table if report.incidencies</text:span></text:p></office:annotation></text:p>
            </table:table-cell>
            <table:covered-table-cell/>
            <table:covered-table-cell/>
            <table:covered-table-cell/>
          </table:table-row>
          <table:table-row table:style-name="Taula2.1">
            <table:table-cell table:style-name="Taula2.A2" table:number-columns-spanned="4" office:value-type="string">
              <text:p text:style-name="P2">Incidències</text:p>
            </table:table-cell>
            <table:covered-table-cell/>
            <table:covered-table-cell/>
            <table:covered-table-cell/>
          </table:table-row>
        </table:table-header-rows>
        <table:table-row table:style-name="Taula2.1">
          <table:table-cell table:style-name="Taula2.A3" office:value-type="string">
            <text:p text:style-name="P2">Data</text:p>
          </table:table-cell>
          <table:table-cell table:style-name="Taula2.A3" office:value-type="string">
            <text:p text:style-name="P2">Professor</text:p>
          </table:table-cell>
          <table:table-cell table:style-name="Taula2.A3" office:value-type="string">
            <text:p text:style-name="P2">Assignatura</text:p>
          </table:table-cell>
          <table:table-cell table:style-name="Taula2.A2" office:value-type="string">
            <text:p text:style-name="P2">Motiu</text:p>
          </table:table-cell>
        </table:table-row>
        <table:table-row table:style-name="Taula2.1">
          <table:table-cell table:style-name="Taula2.A3" office:value-type="string">
            <text:p text:style-name="P3"><text:change-start text:change-id="ct44923056"/>r.data<text:change-end text:change-id="ct44923056"/><office:annotation><dc:creator>usuari </dc:creator><dc:date>2011-12-09T10:22:15</dc:date><text:p text:style-name="P17"><text:span text:style-name="T3">do row for r in report.incidencies</text:span></text:p></office:annotation></text:p>
          </table:table-cell>
          <table:table-cell table:style-name="Taula2.A3" office:value-type="string">
            <text:p text:style-name="P3"><text:change-start text:change-id="ct44930048"/>r.professor<text:change-end text:change-id="ct44930048"/></text:p>
          </table:table-cell>
          <table:table-cell table:style-name="Taula2.A3" office:value-type="string">
            <text:p text:style-name="P3"><text:change-start text:change-id="ct44920224"/>r.assignatura<text:change-end text:change-id="ct44920224"/></text:p>
          </table:table-cell>
          <table:table-cell table:style-name="Taula2.A2" office:value-type="string">
            <text:p text:style-name="P3"><text:change-start text:change-id="ct44970832"/>r.descripcio<text:change-end text:change-id="ct44970832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default-outline-level="" style:class="extra">
      <style:paragraph-properties fo:margin="100%" fo:margin-left="0.1965in" fo:margin-right="0in" fo:text-indent="-0.1965in" style:auto-text-indent="false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3" style:family="table">
      <style:table-properties style:width="6.6931in" table:align="margins"/>
    </style:style>
    <style:style style:name="Taula3.A" style:family="table-column">
      <style:table-column-properties style:column-width="0.6243in" style:rel-column-width="6112*"/>
    </style:style>
    <style:style style:name="Taula3.B" style:family="table-column">
      <style:table-column-properties style:column-width="3.9125in" style:rel-column-width="38309*"/>
    </style:style>
    <style:style style:name="Taula3.C" style:family="table-column">
      <style:table-column-properties style:column-width="2.1563in" style:rel-column-width="21114*"/>
    </style:style>
    <style:style style:name="Taula3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justify" style:justify-single-word="false"/>
    </style:style>
    <style:style style:name="MP2" style:family="paragraph" style:parent-style-name="Standard">
      <style:paragraph-properties fo:line-height="0.2083in" fo:text-align="justify" style:justify-single-word="false"/>
    </style:style>
    <style:style style:name="MP3" style:family="paragraph" style:parent-style-name="Standard">
      <style:paragraph-properties fo:line-height="0.2083in" fo:text-align="justify" style:justify-single-word="false"/>
      <style:text-properties fo:font-size="11pt" style:font-size-asian="11pt"/>
    </style:style>
    <style:style style:name="MP4" style:family="paragraph" style:parent-style-name="Footnote">
      <style:text-properties fo:font-size="11pt" style:font-size-asian="11pt"/>
    </style:style>
    <style:style style:name="MP5" style:family="paragraph" style:parent-style-name="Footnote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1">[ Logo]</text:p>
            </table:table-cell>
            <table:table-cell table:style-name="Taula3.A1" office:value-type="string">
              <text:p text:style-name="MP2">[ Nom Centre ]</text:p>
            </table:table-cell>
            <table:table-cell table:style-name="Taula3.A1" office:value-type="string">
              <text:p text:style-name="MP3">[ Imatge ]</text:p>
            </table:table-cell>
          </table:table-row>
          <table:table-row>
            <table:table-cell table:style-name="Taula3.A1" office:value-type="string">
              <text:p text:style-name="MP1"/>
            </table:table-cell>
            <table:table-cell table:style-name="Taula3.A1" office:value-type="string">
              <text:p text:style-name="MP4"><text:a xlink:type="simple" xlink:href="mailto:b7005649@xtec.cat"><text:span text:style-name="MT1">[</text:span></text:a><text:span text:style-name="MT1"> Dades de contacte ]</text:span></text:p>
            </table:table-cell>
            <table:table-cell table:style-name="Taula3.A1" office:value-type="string">
              <text:p text:style-name="MP3"/>
            </table:table-cell>
          </table:table-row>
        </table:table>
        <text:p text:style-name="Standard"/>
      </style:header>
      <style:footer>
        <text:p text:style-name="MP5">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2-07T11:59:14</meta:creation-date>
    <dc:date>2013-07-20T17:41:10</dc:date>
    <dc:creator>dani </dc:creator>
    <meta:editing-duration>PT1H6M42S</meta:editing-duration>
    <meta:editing-cycles>15</meta:editing-cycles>
    <meta:generator>LibreOffice/3.5$Linux_X86_64 LibreOffice_project/350m1$Build-2</meta:generator>
    <meta:document-statistic meta:table-count="3" meta:image-count="0" meta:object-count="0" meta:page-count="2" meta:paragraph-count="34" meta:word-count="120" meta:character-count="788" meta:non-whitespace-character-count="703"/>
  </office:meta>
</office:document-meta>
</file>